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350000004D0C4444D0F360AB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-0.5862in" fo:text-align="end" style:justify-single-word="false" fo:text-indent="0in" style:auto-text-indent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 style:master-page-name="Standard">
      <style:paragraph-properties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odx61x90cwbx"/></text:p>
      <text:p text:style-name="P2"><text:bookmark text:name="_e929llhs9gwu"/>Hi {Name}!</text:p>
      <text:p text:style-name="Standard"/>
      <text:p text:style-name="Standard"/>
      <text:p text:style-name="Heading_20_2"><text:bookmark text:name="_3qmm46k360w4"/>This is a demo o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5in" fo:margin-right="-0.5862in" fo:text-align="end" style:justify-single-word="false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7244in" svg:height="0.4299in" draw:z-index="0"><draw:image xlink:href="Pictures/10000201000001350000004D0C4444D0F360ABFB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7" meta:character-count="28" meta:non-whitespace-character-count="22"/>
    <meta:generator>LibreOfficeDev/6.0.5.2$Linux_X86_64 LibreOffice_project/</meta:generator>
  </office:meta>
</office:document-meta>
</file>